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08:02:07.467000000</dc:date>
    <meta:editing-cycles>44</meta:editing-cycles>
    <meta:generator>LibreOffice/7.4.0.3$Windows_X86_64 LibreOffice_project/f85e47c08ddd19c015c0114a68350214f7066f5a</meta:generator>
    <meta:editing-duration>PT55M14S</meta:editing-duration>
    <meta:document-statistic meta:table-count="0" meta:image-count="0" meta:object-count="0" meta:page-count="6" meta:paragraph-count="81" meta:word-count="1427" meta:character-count="7931" meta:non-whitespace-character-count="6195"/>
  </office:meta>
</office:document-meta>
</file>